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915e0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8" style:family="paragraph" style:parent-style-name="Heading_20_1">
      <style:paragraph-properties fo:break-before="page"/>
      <style:text-properties officeooo:paragraph-rsid="002915e0"/>
    </style:style>
    <style:style style:name="P9" style:family="paragraph" style:parent-style-name="Text_20_body" style:list-style-name="L1">
      <style:text-properties style:font-name="Arial" fo:font-size="10pt" officeooo:paragraph-rsid="00173be5" style:font-size-asian="10pt" style:font-size-complex="10pt"/>
    </style:style>
    <style:style style:name="P10" style:family="paragraph" style:parent-style-name="Text_20_body" style:list-style-name="L1">
      <style:text-properties style:font-name="Arial" fo:font-size="10pt" officeooo:paragraph-rsid="00211180" style:font-size-asian="10pt" style:font-size-complex="10pt"/>
    </style:style>
    <style:style style:name="P11" style:family="paragraph" style:parent-style-name="Text_20_body" style:list-style-name="L1">
      <style:text-properties style:font-name="Arial" fo:font-size="10pt" officeooo:paragraph-rsid="00189807" style:font-size-asian="10pt" style:font-size-complex="10pt"/>
    </style:style>
    <style:style style:name="P12" style:family="paragraph" style:parent-style-name="Text_20_body" style:list-style-name="L1">
      <style:text-properties style:font-name="Arial" fo:font-size="10pt" officeooo:paragraph-rsid="002915e0" style:font-size-asian="10pt" style:font-size-complex="10pt"/>
    </style:style>
    <style:style style:name="P13" style:family="paragraph" style:parent-style-name="Text_20_body" style:list-style-name="L1">
      <style:text-properties style:font-name="Arial" fo:font-size="10pt" officeooo:paragraph-rsid="002370af" style:font-size-asian="10pt" style:font-size-complex="10pt"/>
    </style:style>
    <style:style style:name="P14" style:family="paragraph" style:parent-style-name="Text_20_body" style:list-style-name="L1">
      <style:text-properties style:font-name="Arial" fo:font-size="10pt" officeooo:rsid="00205558" officeooo:paragraph-rsid="00205558" style:font-size-asian="10pt" style:font-size-complex="10pt"/>
    </style:style>
    <style:style style:name="P15" style:family="paragraph" style:parent-style-name="Text_20_body" style:list-style-name="L1">
      <style:text-properties style:font-name="Arial" fo:font-size="10pt" officeooo:rsid="001d4b07" officeooo:paragraph-rsid="001d4b07" style:font-size-asian="10pt" style:font-size-complex="10pt"/>
    </style:style>
    <style:style style:name="P16" style:family="paragraph" style:parent-style-name="Text_20_body" style:list-style-name="L1">
      <style:text-properties style:font-name="Arial" fo:font-size="10pt" officeooo:rsid="00230787" officeooo:paragraph-rsid="00230787" style:font-size-asian="10pt" style:font-size-complex="10pt"/>
    </style:style>
    <style:style style:name="P17" style:family="paragraph" style:parent-style-name="Text_20_body" style:list-style-name="L1">
      <style:text-properties style:font-name="Arial" fo:font-size="10pt" officeooo:rsid="00230787" officeooo:paragraph-rsid="002915e0" style:font-size-asian="10pt" style:font-size-complex="10pt"/>
    </style:style>
    <style:style style:name="P18" style:family="paragraph" style:parent-style-name="Text_20_body" style:list-style-name="L1">
      <style:paragraph-properties fo:margin-left="-1.251cm" fo:margin-right="0cm" fo:text-indent="0cm" style:auto-text-indent="false"/>
      <style:text-properties style:font-name="Arial" fo:font-size="10pt" officeooo:paragraph-rsid="00244a2e" style:font-size-asian="10pt" style:font-size-complex="10pt"/>
    </style:style>
    <style:style style:name="P19" style:family="paragraph" style:parent-style-name="Text_20_body" style:list-style-name="L1">
      <style:paragraph-properties fo:margin-left="-1.251cm" fo:margin-right="0cm" fo:text-indent="0cm" style:auto-text-indent="false"/>
      <style:text-properties style:font-name="Arial" fo:font-size="12pt" style:text-underline-style="none" fo:font-weight="bold" officeooo:paragraph-rsid="0025d076" style:font-size-asian="12pt" style:font-weight-asian="bold" style:font-size-complex="12pt" style:font-weight-complex="bold"/>
    </style:style>
    <style:style style:name="P20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weight="normal" officeooo:rsid="00252e4e" officeooo:paragraph-rsid="00252e4e" style:font-size-asian="10pt" style:font-weight-asian="normal" style:font-size-complex="10pt" style:font-weight-complex="normal"/>
    </style:style>
    <style:style style:name="P21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weight="bold" officeooo:rsid="000c124f" officeooo:paragraph-rsid="002915e0" style:font-size-asian="10pt" style:font-weight-asian="bold" style:font-size-complex="10pt" style:font-weight-complex="bold"/>
    </style:style>
    <style:style style:name="P22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fo:font-weight="bold" officeooo:rsid="000c124f" officeooo:paragraph-rsid="0025d076" style:font-size-asian="10pt" style:font-weight-asian="bold" style:font-size-complex="10pt" style:font-weight-complex="bold"/>
    </style:style>
    <style:style style:name="P23" style:family="paragraph" style:parent-style-name="Text_20_body" style:list-style-name="L1">
      <style:paragraph-properties fo:margin-left="0cm" fo:margin-right="0cm" fo:text-indent="0cm" style:auto-text-indent="false"/>
      <style:text-properties style:font-name="Arial" fo:font-size="10pt" officeooo:paragraph-rsid="0025d076" style:font-size-asian="10pt" style:font-size-complex="10pt"/>
    </style:style>
    <style:style style:name="P24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915e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f26a" style:font-weight-asian="bold" style:font-weight-complex="bold"/>
    </style:style>
    <style:style style:name="T3" style:family="text">
      <style:text-properties fo:font-weight="bold" officeooo:rsid="000b852f" style:font-weight-asian="bold" style:font-weight-complex="bold"/>
    </style:style>
    <style:style style:name="T4" style:family="text">
      <style:text-properties fo:font-weight="bold" officeooo:rsid="000c124f" style:font-weight-asian="bold" style:font-weight-complex="bold"/>
    </style:style>
    <style:style style:name="T5" style:family="text">
      <style:text-properties fo:font-weight="bold" officeooo:rsid="000da51d" style:font-weight-asian="bold" style:font-weight-complex="bold"/>
    </style:style>
    <style:style style:name="T6" style:family="text">
      <style:text-properties fo:font-weight="bold" officeooo:rsid="000ef067" style:font-weight-asian="bold" style:font-weight-complex="bold"/>
    </style:style>
    <style:style style:name="T7" style:family="text">
      <style:text-properties fo:font-weight="bold" officeooo:rsid="000f96b0" style:font-weight-asian="bold" style:font-weight-complex="bold"/>
    </style:style>
    <style:style style:name="T8" style:family="text">
      <style:text-properties fo:font-weight="bold" officeooo:rsid="00116235" style:font-weight-asian="bold" style:font-weight-complex="bold"/>
    </style:style>
    <style:style style:name="T9" style:family="text">
      <style:text-properties fo:font-weight="bold" officeooo:rsid="0011c41b" style:font-weight-asian="bold" style:font-weight-complex="bold"/>
    </style:style>
    <style:style style:name="T10" style:family="text">
      <style:text-properties fo:font-weight="bold" officeooo:rsid="00199a42" style:font-weight-asian="bold" style:font-weight-complex="bold"/>
    </style:style>
    <style:style style:name="T11" style:family="text">
      <style:text-properties fo:font-weight="bold" officeooo:rsid="00973f15" style:font-weight-asian="bold" style:font-weight-complex="bold"/>
    </style:style>
    <style:style style:name="T12" style:family="text">
      <style:text-properties fo:font-weight="bold" officeooo:rsid="0014007c" style:font-weight-asian="bold" style:font-weight-complex="bold"/>
    </style:style>
    <style:style style:name="T13" style:family="text">
      <style:text-properties fo:font-weight="bold" officeooo:rsid="001e8397" style:font-weight-asian="bold" style:font-weight-complex="bold"/>
    </style:style>
    <style:style style:name="T14" style:family="text">
      <style:text-properties fo:font-weight="bold" officeooo:rsid="00205558" style:font-weight-asian="bold" style:font-weight-complex="bold"/>
    </style:style>
    <style:style style:name="T15" style:family="text">
      <style:text-properties fo:font-weight="bold" officeooo:rsid="0025d076" style:font-weight-asian="bold" style:font-weight-complex="bold"/>
    </style:style>
    <style:style style:name="T16" style:family="text">
      <style:text-properties fo:font-weight="bold" officeooo:rsid="002915e0" style:font-weight-asian="bold" style:font-weight-complex="bold"/>
    </style:style>
    <style:style style:name="T17" style:family="text">
      <style:text-properties fo:font-weight="bold" officeooo:rsid="002b03ff" style:font-weight-asian="bold" style:font-weight-complex="bold"/>
    </style:style>
    <style:style style:name="T18" style:family="text">
      <style:text-properties style:font-name="Arial" fo:font-size="10pt" fo:font-weight="normal" officeooo:rsid="001b8a5f" style:font-size-asian="10pt" style:font-weight-asian="normal" style:font-size-complex="10pt" style:font-weight-complex="normal"/>
    </style:style>
    <style:style style:name="T19" style:family="text">
      <style:text-properties style:font-name="Arial" fo:font-size="10pt" fo:font-weight="normal" officeooo:rsid="000c124f" style:font-size-asian="10pt" style:font-weight-asian="normal" style:font-size-complex="10pt" style:font-weight-complex="normal"/>
    </style:style>
    <style:style style:name="T20" style:family="text">
      <style:text-properties style:font-name="Arial" fo:font-size="10pt" fo:font-weight="normal" officeooo:rsid="001bb6e4" style:font-size-asian="10pt" style:font-weight-asian="normal" style:font-size-complex="10pt" style:font-weight-complex="normal"/>
    </style:style>
    <style:style style:name="T21" style:family="text">
      <style:text-properties style:font-name="Arial" fo:font-size="10pt" fo:font-weight="normal" officeooo:rsid="00173be5" style:font-size-asian="10pt" style:font-weight-asian="normal" style:font-size-complex="10pt" style:font-weight-complex="normal"/>
    </style:style>
    <style:style style:name="T22" style:family="text">
      <style:text-properties style:font-name="Arial" fo:font-size="10pt" fo:font-weight="normal" officeooo:rsid="001d4b07" style:font-size-asian="10pt" style:font-weight-asian="normal" style:font-size-complex="10pt" style:font-weight-complex="normal"/>
    </style:style>
    <style:style style:name="T23" style:family="text">
      <style:text-properties style:font-name="Arial" fo:font-size="10pt" fo:font-weight="normal" officeooo:rsid="00257a8a" style:font-size-asian="10pt" style:font-weight-asian="normal" style:font-size-complex="10pt" style:font-weight-complex="normal"/>
    </style:style>
    <style:style style:name="T24" style:family="text">
      <style:text-properties style:font-name="Arial" fo:font-size="10pt" fo:font-weight="bold" officeooo:rsid="00257a8a" style:font-size-asian="10pt" style:font-weight-asian="bold" style:font-size-complex="10pt" style:font-weight-complex="bold"/>
    </style:style>
    <style:style style:name="T25" style:family="text">
      <style:text-properties style:font-name="Arial" fo:font-size="10pt" fo:font-weight="bold" officeooo:rsid="002915e0" style:font-size-asian="10pt" style:font-weight-asian="bold" style:font-size-complex="10pt" style:font-weight-complex="bold"/>
    </style:style>
    <style:style style:name="T26" style:family="text">
      <style:text-properties style:font-name="Arial" fo:font-size="14pt" style:text-underline-style="solid" style:text-underline-width="auto" style:text-underline-color="font-color" fo:font-weight="bold" officeooo:rsid="00257a8a" style:font-size-asian="14pt" style:font-weight-asian="bold" style:font-size-complex="14pt" style:font-weight-complex="bold"/>
    </style:style>
    <style:style style:name="T27" style:family="text">
      <style:text-properties style:font-name="Arial" fo:font-size="14pt" style:text-underline-style="solid" style:text-underline-width="auto" style:text-underline-color="font-color" fo:font-weight="bold" officeooo:rsid="002915e0" style:font-size-asian="14pt" style:font-weight-asian="bold" style:font-size-complex="14pt" style:font-weight-complex="bold"/>
    </style:style>
    <style:style style:name="T28" style:family="text">
      <style:text-properties style:font-name="Arial" fo:font-size="14pt" style:text-underline-style="solid" style:text-underline-width="auto" style:text-underline-color="font-color" fo:font-weight="bold" officeooo:rsid="0015c83f" style:font-size-asian="14pt" style:font-weight-asian="bold" style:font-size-complex="14pt" style:font-weight-complex="bold"/>
    </style:style>
    <style:style style:name="T29" style:family="text">
      <style:text-properties style:text-underline-style="none" fo:font-weight="bold" style:font-weight-asian="bold" style:font-weight-complex="bold"/>
    </style:style>
    <style:style style:name="T30" style:family="text">
      <style:text-properties style:text-underline-style="none" fo:font-weight="bold" officeooo:rsid="000b852f" style:font-weight-asian="bold" style:font-weight-complex="bold"/>
    </style:style>
    <style:style style:name="T31" style:family="text">
      <style:text-properties style:text-underline-style="none" fo:font-weight="bold" officeooo:rsid="00205558" style:font-weight-asian="bold" style:font-weight-complex="bold"/>
    </style:style>
    <style:style style:name="T32" style:family="text">
      <style:text-properties style:text-underline-style="none" fo:font-weight="bold" officeooo:rsid="002915e0" style:font-weight-asian="bold" style:font-weight-complex="bold"/>
    </style:style>
    <style:style style:name="T33" style:family="text">
      <style:text-properties style:text-underline-style="none" officeooo:rsid="001d4b07"/>
    </style:style>
    <style:style style:name="T34" style:family="text">
      <style:text-properties style:text-underline-style="none" officeooo:rsid="000af26a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0af26a" style:font-weight-asian="normal" style:font-weight-complex="normal"/>
    </style:style>
    <style:style style:name="T37" style:family="text">
      <style:text-properties fo:font-weight="normal" officeooo:rsid="000b852f" style:font-weight-asian="normal" style:font-weight-complex="normal"/>
    </style:style>
    <style:style style:name="T38" style:family="text">
      <style:text-properties fo:font-weight="normal" officeooo:rsid="0011c41b" style:font-weight-asian="normal" style:font-weight-complex="normal"/>
    </style:style>
    <style:style style:name="T39" style:family="text">
      <style:text-properties fo:font-weight="normal" officeooo:rsid="0025d076" style:font-weight-asian="normal" style:font-weight-complex="normal"/>
    </style:style>
    <style:style style:name="T40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1" style:family="text">
      <style:text-properties fo:font-size="14pt" style:text-underline-style="solid" style:text-underline-width="auto" style:text-underline-color="font-color" officeooo:rsid="0015c83f" style:font-size-asian="14pt" style:font-size-complex="14pt"/>
    </style:style>
    <style:style style:name="T42" style:family="text">
      <style:text-properties fo:font-size="14pt" style:text-underline-style="solid" style:text-underline-width="auto" style:text-underline-color="font-color" officeooo:rsid="002915e0" style:font-size-asian="14pt" style:font-size-complex="14pt"/>
    </style:style>
    <style:style style:name="T43" style:family="text">
      <style:text-properties fo:font-size="16pt" style:text-underline-style="solid" style:text-underline-width="auto" style:text-underline-color="font-color" fo:font-weight="bold" officeooo:rsid="0015c83f" style:font-size-asian="16pt" style:font-weight-asian="bold" style:font-size-complex="16pt" style:font-weight-complex="bold"/>
    </style:style>
    <style:style style:name="T44" style:family="text">
      <style:text-properties fo:font-size="16pt" style:text-underline-style="solid" style:text-underline-width="auto" style:text-underline-color="font-color" fo:font-weight="bold" officeooo:rsid="00199a42" style:font-size-asian="16pt" style:font-weight-asian="bold" style:font-size-complex="16pt" style:font-weight-complex="bold"/>
    </style:style>
    <style:style style:name="T45" style:family="text">
      <style:text-properties officeooo:rsid="00143ad5"/>
    </style:style>
    <style:style style:name="T46" style:family="text">
      <style:text-properties officeooo:rsid="000af26a"/>
    </style:style>
    <style:style style:name="T47" style:family="text">
      <style:text-properties officeooo:rsid="000b852f"/>
    </style:style>
    <style:style style:name="T48" style:family="text">
      <style:text-properties officeooo:rsid="000c124f"/>
    </style:style>
    <style:style style:name="T49" style:family="text">
      <style:text-properties officeooo:rsid="000da51d"/>
    </style:style>
    <style:style style:name="T50" style:family="text">
      <style:text-properties officeooo:rsid="000ef067"/>
    </style:style>
    <style:style style:name="T51" style:family="text">
      <style:text-properties officeooo:rsid="000f96b0"/>
    </style:style>
    <style:style style:name="T52" style:family="text">
      <style:text-properties officeooo:rsid="00116235"/>
    </style:style>
    <style:style style:name="T53" style:family="text">
      <style:text-properties fo:color="#000000" style:text-underline-style="none" officeooo:rsid="000af26a"/>
    </style:style>
    <style:style style:name="T54" style:family="text">
      <style:text-properties fo:color="#000000" style:text-underline-style="none" fo:font-weight="bold" officeooo:rsid="00205558" style:font-weight-asian="bold" style:font-weight-complex="bold"/>
    </style:style>
    <style:style style:name="T55" style:family="text">
      <style:text-properties fo:color="#000000" style:text-underline-style="none" fo:font-weight="bold" officeooo:rsid="001d4b07" style:font-weight-asian="bold" style:font-weight-complex="bold"/>
    </style:style>
    <style:style style:name="T56" style:family="text">
      <style:text-properties officeooo:rsid="0025d076"/>
    </style:style>
    <style:style style:name="T57" style:family="text">
      <style:text-properties officeooo:rsid="0028d06e"/>
    </style:style>
    <style:style style:name="T58" style:family="text">
      <style:text-properties officeooo:rsid="00290b3d"/>
    </style:style>
    <style:style style:name="T59" style:family="text">
      <style:text-properties officeooo:rsid="002915e0"/>
    </style:style>
    <style:style style:name="T60" style:family="text">
      <style:text-properties officeooo:rsid="002d3039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60">KENMEM</text:span>.EXE</text:p>
      <text:p text:style-name="P3">SOFTWARE TEST PROCEDURES</text:p>
      <text:p text:style-name="P3">VOL 2-1</text:p>
      <text:p text:style-name="P3"><text:span text:style-name="T45">PROGRAM INSTALLATION</text:span> PROCEDURES</text:p>
      <text:p text:style-name="P3"/>
      <text:p text:style-name="P4"><text:user-defined style:data-style-name="N0" text:name="Version">Ver 1.0.0</text:user-defined></text:p>
      <text:p text:style-name="P4"><text:modification-date style:data-style-name="N75">4 Apr 2016</text:modification-date></text:p>
      <text:p text:style-name="P2"/>
      <text:h text:style-name="P8" text:outline-level="1"><text:span text:style-name="T40">INITIAL </text:span><text:span text:style-name="T42">USER-DEFINED</text:span><text:span text:style-name="T40"> </text:span><text:span text:style-name="T41">INSTALLATION</text:span><text:line-break/><text:line-break/><text:span text:style-name="T18">This </text:span><text:span text:style-name="T21">procedure </text:span><text:span text:style-name="T18">tests the initial </text:span><text:span text:style-name="T19">Installation</text:span><text:span text:style-name="T18"> of the application </text:span><text:span text:style-name="T19">in </text:span><text:span text:style-name="T22">a user-defined</text:span><text:span text:style-name="T20"> location with no previous installation present.<text:line-break/></text:span></text:h>
      <text:list xml:id="list1498882054127087619" text:style-name="L1">
        <text:list-item>
          <text:p text:style-name="P9"><text:span text:style-name="T36">If there is a current </text:span><text:span text:style-name="T17">Test </text:span><text:span text:style-name="T2">installation</text:span><text:span text:style-name="T36"> of the application, </text:span><text:span text:style-name="T2">save all .ini</text:span><text:span text:style-name="T36"> and </text:span><text:span text:style-name="T2">.tmv</text:span><text:span text:style-name="T36"> files before proceeding,<text:line-break/></text:span><text:span text:style-name="T2">uninstall</text:span><text:span text:style-name="T36"> <text:s/>the previous installation and </text:span><text:span text:style-name="T2">delete</text:span><text:span text:style-name="T36"> the </text:span><text:span text:style-name="T2">TMV7A</text:span><text:span text:style-name="T36"> folder and all sub-folders.<text:tab/><text:tab/>_____</text:span><text:line-break/></text:p>
        </text:list-item>
        <text:list-item>
          <text:p text:style-name="P9"><text:span text:style-name="T59">Run the Test Setup file in</text:span><text:span text:style-name="T34"> </text:span><text:a xlink:type="simple" xlink:href="../../../../../../../../../../Programming" text:style-name="Internet_20_link" text:visited-style-name="Visited_20_Internet_20_Link"><text:span text:style-name="T53">C:\</text:span></text:a><text:a xlink:type="simple" xlink:href="../../../../../../../../../../Programming" text:style-name="Internet_20_link" text:visited-style-name="Visited_20_Internet_20_Link"><text:span text:style-name="T54">Programming</text:span></text:a><text:span text:style-name="T31"> </text:span><text:span text:style-name="T14">Projects\Codeplex\TMV7A Working Copy\Setup\</text:span><text:span text:style-name="T46">.</text:span><text:line-break/></text:p>
        </text:list-item>
        <text:list-item>
          <text:p text:style-name="P9"><text:span text:style-name="T47">Ensure the </text:span><text:span text:style-name="T3">Setup – TMV7A</text:span><text:span text:style-name="T47"> </text:span><text:span text:style-name="T3">Wizard</text:span><text:span text:style-name="T47"> is displayed.<text:tab/><text:tab/><text:tab/><text:tab/><text:tab/><text:tab/>_____</text:span><text:line-break/></text:p>
        </text:list-item>
        <text:list-item>
          <text:p text:style-name="P9"><text:span text:style-name="T37">Select the &lt;</text:span><text:span text:style-name="T3">Cancel</text:span><text:span text:style-name="T37">&gt; button.</text:span><text:span text:style-name="T35"><text:line-break/></text:span></text:p>
        </text:list-item>
        <text:list-item>
          <text:p text:style-name="P9"><text:span text:style-name="T47">Ensure the </text:span><text:span text:style-name="T3">Exit Setup</text:span><text:span text:style-name="T47"> Confirmation message is displayed.<text:tab/><text:tab/><text:tab/><text:tab/><text:tab/>_____<text:line-break/></text:span></text:p>
        </text:list-item>
        <text:list-item>
          <text:p text:style-name="P9"><text:span text:style-name="T47">Select the &lt;</text:span><text:span text:style-name="T3">No</text:span><text:span text:style-name="T47">&gt; button.<text:line-break/></text:span></text:p>
        </text:list-item>
        <text:list-item>
          <text:p text:style-name="P9"><text:span text:style-name="T47">Ensure the </text:span><text:span text:style-name="T3">Exit Setup</text:span><text:span text:style-name="T47"> message is dismissed.<text:tab/><text:tab/><text:tab/><text:tab/><text:tab/><text:tab/><text:tab/>_____<text:line-break/></text:span></text:p>
        </text:list-item>
        <text:list-item>
          <text:p text:style-name="P10"><text:span text:style-name="T47">Ensure the </text:span><text:span text:style-name="T3">Setup – TMV7A</text:span><text:span text:style-name="T47"> </text:span><text:span text:style-name="T3">Wizard</text:span><text:span text:style-name="T47"> is displayed.<text:tab/><text:tab/><text:tab/><text:tab/><text:tab/><text:tab/>_____<text:line-break/></text:span></text:p>
        </text:list-item>
        <text:list-item>
          <text:p text:style-name="P14">Select the &lt;<text:span text:style-name="T1">Cancel</text:span>&gt; button.<text:line-break/></text:p>
        </text:list-item>
        <text:list-item>
          <text:p text:style-name="P14">Select the &lt;<text:span text:style-name="T1">Yes</text:span>&gt; button.<text:line-break/></text:p>
        </text:list-item>
        <text:list-item>
          <text:p text:style-name="P14">Ensure the<text:span text:style-name="T1"> Setup – TMV7A Wizard</text:span> is dismissed.<text:tab/><text:tab/><text:tab/><text:tab/><text:tab/><text:tab/>_____<text:line-break/></text:p>
        </text:list-item>
        <text:list-item>
          <text:p text:style-name="P14">Ensure there is no <text:span text:style-name="T58">TMV7A </text:span>installation.<text:tab/><text:tab/><text:tab/><text:tab/><text:tab/><text:tab/><text:tab/><text:tab/>_____<text:line-break/></text:p>
        </text:list-item>
        <text:list-item>
          <text:p text:style-name="P14">Run <text:span text:style-name="T1">Setup.exe</text:span>.<text:line-break/></text:p>
        </text:list-item>
        <text:list-item>
          <text:p text:style-name="P9"><text:span text:style-name="T47">Select the &lt;</text:span><text:span text:style-name="T3">Next</text:span><text:span text:style-name="T47">&gt; button.<text:line-break/></text:span></text:p>
        </text:list-item>
        <text:list-item>
          <text:p text:style-name="P11"><text:span text:style-name="T47">Ensure the </text:span><text:span text:style-name="T3">Select Destination Location</text:span><text:span text:style-name="T47"> panel is displayed.<text:tab/><text:tab/><text:tab/><text:tab/><text:tab/>_____<text:line-break/></text:span></text:p>
        </text:list-item>
        <text:list-item>
          <text:p text:style-name="P11"><text:span text:style-name="T47">Ensure the </text:span><text:span text:style-name="T3">Folder</text:span><text:span text:style-name="T47"> edit box displays “</text:span><text:a xlink:type="simple" xlink:href="../../../../../../../../../../TMV7A" text:style-name="Internet_20_link" text:visited-style-name="Visited_20_Internet_20_Link"><text:span text:style-name="T30">C:\TMV7A</text:span></text:a><text:span text:style-name="T47">”.<text:tab/><text:tab/><text:tab/><text:tab/><text:tab/><text:tab/>_____<text:line-break/></text:span></text:p>
        </text:list-item>
        <text:list-item>
          <text:p text:style-name="P15">Enter “<text:a xlink:type="simple" xlink:href="../../../../../../../../../../TMV7A_1" text:style-name="Internet_20_link" text:visited-style-name="Visited_20_Internet_20_Link"><text:span text:style-name="T29">C:\TMV7A_1</text:span></text:a>” into the <text:span text:style-name="T1">Folder</text:span> edit box.<text:line-break/></text:p>
        </text:list-item>
        <text:list-item>
          <text:p text:style-name="P11"><text:span text:style-name="T47">Select the &lt;</text:span><text:span text:style-name="T3">Next</text:span><text:span text:style-name="T47">&gt; button.<text:line-break/></text:span></text:p>
        </text:list-item>
        <text:list-item>
          <text:p text:style-name="P11"><text:span text:style-name="T47">Ensure the </text:span><text:span text:style-name="T3">Select Start Menu Folder</text:span><text:span text:style-name="T47"> panel is displayed.<text:tab/><text:tab/><text:tab/><text:tab/><text:tab/>_____<text:line-break/></text:span><text:soft-page-break/></text:p>
        </text:list-item>
        <text:list-item>
          <text:p text:style-name="P11"><text:span text:style-name="T47">Ensure the Folder edit box displays “</text:span><text:span text:style-name="T3">TMV7A</text:span><text:span text:style-name="T47">”.<text:tab/><text:tab/><text:tab/><text:tab/><text:tab/><text:tab/><text:tab/>_____<text:line-break/></text:span></text:p>
        </text:list-item>
        <text:list-item>
          <text:p text:style-name="P16">Select the &lt;<text:span text:style-name="T1">Cancel</text:span>&gt; button.<text:line-break/></text:p>
        </text:list-item>
        <text:list-item>
          <text:p text:style-name="P16">Select the &lt;<text:span text:style-name="T1">No</text:span>&gt; button.<text:line-break/></text:p>
        </text:list-item>
        <text:list-item>
          <text:p text:style-name="P16">Ensure the<text:span text:style-name="T1"> Select Start Menu Folder</text:span> panel is displayed.<text:tab/><text:tab/><text:tab/><text:tab/><text:tab/>_____<text:line-break/></text:p>
        </text:list-item>
        <text:list-item>
          <text:p text:style-name="P16">Select the &lt;<text:span text:style-name="T1">Cancel</text:span>&gt; button.<text:line-break/></text:p>
        </text:list-item>
        <text:list-item>
          <text:p text:style-name="P16">Select the &lt;<text:span text:style-name="T1">Yes</text:span>&gt; button.<text:line-break/></text:p>
        </text:list-item>
        <text:list-item>
          <text:p text:style-name="P16">Ensure the <text:span text:style-name="T1">Setup – TMV7A Wizard</text:span> is closed.<text:tab/><text:tab/><text:tab/><text:tab/><text:tab/><text:tab/><text:tab/>_____<text:line-break/></text:p>
        </text:list-item>
        <text:list-item>
          <text:p text:style-name="P16">Ensure there is no <text:span text:style-name="T1">TMV7A</text:span> installation.<text:tab/><text:tab/><text:tab/><text:tab/><text:tab/><text:tab/><text:tab/><text:tab/>_____<text:line-break/></text:p>
        </text:list-item>
        <text:list-item>
          <text:p text:style-name="P16">Run <text:span text:style-name="T1">Setup.exe</text:span>.<text:line-break/></text:p>
        </text:list-item>
        <text:list-item>
          <text:p text:style-name="P17">Select the &lt;<text:span text:style-name="T1">Next</text:span>&gt; button.<text:line-break/></text:p>
        </text:list-item>
        <text:list-item>
          <text:p text:style-name="P17"><text:span text:style-name="T59">Change the </text:span><text:span text:style-name="T16">Destination Location</text:span><text:span text:style-name="T59"> to </text:span><text:span text:style-name="T16">“C:\TMV7A_1</text:span><text:span text:style-name="T59">”.</text:span><text:line-break/></text:p>
        </text:list-item>
        <text:list-item>
          <text:p text:style-name="P16">Select the &lt;<text:span text:style-name="T1">Next</text:span>&gt; button.<text:line-break/></text:p>
        </text:list-item>
        <text:list-item>
          <text:p text:style-name="P16">Select the &lt;<text:span text:style-name="T1">Back</text:span>&gt; button.<text:line-break/></text:p>
        </text:list-item>
        <text:list-item>
          <text:p text:style-name="P17">Ensure the <text:span text:style-name="T3">Select Destination Location</text:span><text:span text:style-name="T47"> panel is displayed.<text:tab/><text:tab/><text:tab/><text:tab/><text:tab/>_____<text:line-break/></text:span></text:p>
        </text:list-item>
        <text:list-item>
          <text:p text:style-name="P17"><text:span text:style-name="T59">Ensure the </text:span><text:span text:style-name="T16">Destination Locatio</text:span><text:span text:style-name="T59">n is </text:span><text:span text:style-name="T16">'C:\TMV7A_1'.</text:span><text:span text:style-name="T59"><text:tab/><text:tab/><text:tab/><text:tab/><text:tab/><text:tab/>_____<text:line-break/></text:span></text:p>
        </text:list-item>
        <text:list-item>
          <text:p text:style-name="P12"><text:span text:style-name="T48">Select the &lt;</text:span><text:span text:style-name="T4">Next</text:span><text:span text:style-name="T48">&gt; button.<text:line-break/></text:span></text:p>
        </text:list-item>
        <text:list-item>
          <text:p text:style-name="P12"><text:span text:style-name="T59">Select the &lt;</text:span><text:span text:style-name="T16">Next</text:span><text:span text:style-name="T59">&gt; button.<text:line-break/></text:span></text:p>
        </text:list-item>
        <text:list-item>
          <text:p text:style-name="P11"><text:span text:style-name="T48">Ensure the </text:span><text:span text:style-name="T4">Select Additional Tasks</text:span><text:span text:style-name="T48"> panel is displayed.<text:tab/><text:tab/><text:tab/><text:tab/><text:tab/><text:tab/>_____<text:line-break/></text:span></text:p>
        </text:list-item>
        <text:list-item>
          <text:p text:style-name="P11"><text:span text:style-name="T48">Ensure the </text:span><text:span text:style-name="T4">Create a Desktop icon</text:span><text:span text:style-name="T48"> checkbox is displayed.<text:tab/><text:tab/><text:tab/><text:tab/><text:tab/>_____<text:line-break/></text:span></text:p>
        </text:list-item>
        <text:list-item>
          <text:p text:style-name="P11"><text:span text:style-name="T57">Select the </text:span><text:span text:style-name="T4">Create a Desktop icon </text:span><text:span text:style-name="T48">checkbox.<text:line-break/></text:span></text:p>
        </text:list-item>
        <text:list-item>
          <text:p text:style-name="P11"><text:span text:style-name="T48">Select the &lt;</text:span><text:span text:style-name="T4">Next</text:span><text:span text:style-name="T48">&gt; button.<text:line-break/></text:span></text:p>
        </text:list-item>
        <text:list-item>
          <text:p text:style-name="P11"><text:span text:style-name="T49">Ensure the </text:span><text:span text:style-name="T5">Ready to Install</text:span><text:span text:style-name="T49"> panel is displayed.<text:tab/><text:tab/><text:tab/><text:tab/><text:tab/><text:tab/><text:tab/>_____<text:line-break/></text:span><text:soft-page-break/></text:p>
        </text:list-item>
        <text:list-item>
          <text:p text:style-name="P11"><text:span text:style-name="T49">Ensure the </text:span><text:span text:style-name="T5">Destination Location</text:span><text:span text:style-name="T49"> is '</text:span><text:a xlink:type="simple" xlink:href="../../../../../../../../../../TMV7A_1" text:style-name="Internet_20_link" text:visited-style-name="Visited_20_Internet_20_Link"><text:span text:style-name="T55">C:\TMV7A_1</text:span></text:a><text:span text:style-name="T32">'</text:span><text:span text:style-name="T33">. </text:span><text:span text:style-name="T49"><text:tab/><text:tab/><text:tab/><text:tab/><text:tab/><text:tab/>_____<text:line-break/></text:span></text:p>
        </text:list-item>
        <text:list-item>
          <text:p text:style-name="P11"><text:span text:style-name="T49">Ensure the </text:span><text:span text:style-name="T5">Start Menu Folder</text:span><text:span text:style-name="T49"> is “ </text:span><text:span text:style-name="T5">TMV7A</text:span><text:span text:style-name="T49">”.<text:tab/><text:tab/><text:tab/><text:tab/><text:tab/><text:tab/><text:tab/>_____<text:line-break/></text:span></text:p>
        </text:list-item>
        <text:list-item>
          <text:p text:style-name="P11"><text:span text:style-name="T49">Ensure the </text:span><text:span text:style-name="T5">Additional icons</text:span><text:span text:style-name="T49"> are “</text:span><text:span text:style-name="T5">Create a desktop icon</text:span><text:span text:style-name="T49">”.<text:tab/><text:tab/><text:tab/><text:tab/><text:tab/>_____<text:line-break/></text:span></text:p>
        </text:list-item>
        <text:list-item>
          <text:p text:style-name="P11"><text:span text:style-name="T50">Select the &lt;</text:span><text:span text:style-name="T6">Install</text:span><text:span text:style-name="T50">&gt; button.<text:line-break/></text:span></text:p>
        </text:list-item>
        <text:list-item>
          <text:p text:style-name="P11"><text:span text:style-name="T51">Ensure the </text:span><text:span text:style-name="T7">Installing panel</text:span><text:span text:style-name="T51"> is displayed.<text:tab/><text:tab/><text:tab/><text:tab/><text:tab/><text:tab/><text:tab/>_____<text:line-break/></text:span></text:p>
        </text:list-item>
        <text:list-item>
          <text:p text:style-name="P11"><text:span text:style-name="T51">After program installation, ensure the </text:span><text:span text:style-name="T7">Installing panel</text:span><text:span text:style-name="T51"> is dismissed.<text:tab/><text:tab/><text:tab/><text:tab/>_____<text:line-break/></text:span></text:p>
        </text:list-item>
        <text:list-item>
          <text:p text:style-name="P11"><text:span text:style-name="T51">Ensure the </text:span><text:span text:style-name="T7">Completing the TMV7A Setup Wizard</text:span><text:span text:style-name="T51"> panel is displayed.<text:tab/><text:tab/><text:tab/><text:tab/>_____<text:line-break/></text:span></text:p>
        </text:list-item>
        <text:list-item>
          <text:p text:style-name="P11"><text:span text:style-name="T51">Ensure the </text:span><text:span text:style-name="T7">Launch TMV7A</text:span><text:span text:style-name="T51"> checkbox is </text:span><text:span text:style-name="T7">checked</text:span><text:span text:style-name="T51">.<text:tab/><text:tab/><text:tab/><text:tab/><text:tab/><text:tab/>_____<text:line-break/></text:span></text:p>
        </text:list-item>
        <text:list-item>
          <text:p text:style-name="P11"><text:span text:style-name="T51">Select the &lt;</text:span><text:span text:style-name="T7">Finish</text:span><text:span text:style-name="T51">&gt; button.<text:line-break/></text:span></text:p>
        </text:list-item>
        <text:list-item>
          <text:p text:style-name="P11"><text:span text:style-name="T51">Ensure the </text:span><text:span text:style-name="T7">TMV7A – Setup</text:span><text:span text:style-name="T51"> dialogue box is dismissed.<text:tab/><text:tab/><text:tab/><text:tab/><text:tab/><text:tab/>_____<text:line-break/></text:span></text:p>
        </text:list-item>
        <text:list-item>
          <text:p text:style-name="P11"><text:span text:style-name="T51">Ensure the </text:span><text:span text:style-name="T7">TMV7A</text:span><text:span text:style-name="T51"> application is launched by answering the following prompts prompts.<text:tab/><text:tab/>_____<text:line-break/><text:line-break/></text:span><text:span text:style-name="T7">Initial Installation</text:span><text:span text:style-name="T51"> message<text:tab/><text:tab/><text:tab/>&lt;</text:span><text:span text:style-name="T7">OK</text:span><text:span text:style-name="T51">&gt;<text:line-break/></text:span><text:span text:style-name="T7">Configure TMV7 Default Values</text:span><text:span text:style-name="T51"> dialogue box<text:tab/>&lt;</text:span><text:span text:style-name="T7">Save</text:span><text:span text:style-name="T51">&gt;<text:line-break/></text:span><text:span text:style-name="T7">TMV7A</text:span><text:span text:style-name="T51"> </text:span><text:span text:style-name="T7">Shut down and restart </text:span><text:span text:style-name="T51">message<text:tab/>&lt;</text:span><text:span text:style-name="T7">OK</text:span><text:span text:style-name="T51">&gt;<text:line-break/></text:span><text:span text:style-name="T7">TMV7A Default TMV File</text:span><text:span text:style-name="T51"> message<text:tab/><text:tab/>&lt;</text:span><text:span text:style-name="T7">OK</text:span><text:span text:style-name="T51">&gt;<text:line-break/></text:span><text:span text:style-name="T7">Error</text:span><text:span text:style-name="T51"> message<text:tab/><text:tab/><text:tab/><text:tab/><text:tab/>&lt;</text:span><text:span text:style-name="T7">OK</text:span><text:span text:style-name="T51">&gt;<text:line-break/></text:span><text:span text:style-name="T7">COM Port</text:span><text:span text:style-name="T51"> message<text:tab/><text:tab/><text:tab/><text:tab/>&lt;</text:span><text:span text:style-name="T7">OK</text:span><text:span text:style-name="T51">&gt;<text:line-break/></text:span><text:span text:style-name="T7">Error</text:span><text:span text:style-name="T51"> message<text:tab/><text:tab/><text:tab/><text:tab/><text:tab/>&lt;</text:span><text:span text:style-name="T7">OK</text:span><text:span text:style-name="T51">&gt;<text:line-break/></text:span><text:span text:style-name="T7">TMV7 Not Registered</text:span><text:span text:style-name="T51"> dialogue box<text:tab/><text:tab/>&lt;</text:span><text:span text:style-name="T7">Cancel</text:span><text:span text:style-name="T51">&gt;<text:line-break/></text:span><text:span text:style-name="T7">Please Register</text:span><text:span text:style-name="T51"> message<text:tab/><text:tab/><text:tab/>&lt;</text:span><text:span text:style-name="T7">OK</text:span><text:span text:style-name="T51">&gt;<text:line-break/><text:tab/><text:tab/><text:tab/><text:tab/><text:tab/><text:tab/><text:tab/><text:tab/><text:tab/><text:tab/><text:tab/><text:tab/>_____</text:span></text:p>
        </text:list-item>
        <text:list-item>
          <text:p text:style-name="P11"><text:span text:style-name="T51">Close the </text:span><text:span text:style-name="T7">TMV7A</text:span><text:span text:style-name="T51"> application.<text:line-break/></text:span></text:p>
        </text:list-item>
        <text:list-item>
          <text:p text:style-name="P11"><text:span text:style-name="T52">Ensure the application folder</text:span><text:span text:style-name="T8"> C:\TMV7A_</text:span><text:span text:style-name="T13">1</text:span><text:span text:style-name="T52"> has been created.<text:tab/><text:tab/><text:tab/><text:tab/><text:tab/>_____<text:line-break/></text:span></text:p>
        </text:list-item>
        <text:list-item>
          <text:p text:style-name="P13"><text:span text:style-name="T52">Ensure the </text:span><text:span text:style-name="T8">C:\TMV7A_</text:span><text:span text:style-name="T13">1</text:span><text:span text:style-name="T52"> folder contains the following files:<text:line-break/><text:line-break/></text:span><text:span text:style-name="T8">TMV7A.chm</text:span><text:span text:style-name="T52"><text:line-break/></text:span><text:span text:style-name="T8">TMV7A.exe<text:tab/><text:tab/><text:tab/><text:tab/><text:tab/><text:tab/><text:tab/><text:tab/><text:tab/><text:tab/><text:tab/>_____<text:line-break/>TMV7A.ini<text:tab/><text:tab/><text:tab/><text:tab/><text:tab/><text:tab/><text:tab/><text:tab/><text:tab/><text:tab/><text:tab/>_____<text:line-break/> unins000.dat<text:tab/><text:tab/><text:tab/><text:tab/><text:tab/><text:tab/><text:tab/><text:tab/><text:tab/><text:tab/><text:tab/>_____<text:line-break/> unins000.exe<text:tab/><text:tab/><text:tab/><text:tab/><text:tab/><text:tab/><text:tab/><text:tab/><text:tab/><text:tab/><text:tab/>_____<text:line-break/></text:span></text:p>
        </text:list-item>
        <text:list-item>
          <text:p text:style-name="P13"><text:span text:style-name="T38">Ensure the</text:span><text:span text:style-name="T9"> C:\</text:span><text:span text:style-name="T10">T</text:span><text:span text:style-name="T9">MV7A_</text:span><text:span text:style-name="T13">1</text:span><text:span text:style-name="T38"> folder contains the subfolder </text:span><text:span text:style-name="T9">TMVFiles</text:span><text:span text:style-name="T38">.<text:tab/><text:tab/><text:tab/><text:tab/>_____</text:span><text:span text:style-name="T9"><text:line-break/><text:line-break/></text:span></text:p>
          <text:p text:style-name="P18"><text:soft-page-break/><text:span text:style-name="T44">UNINSTALL</text:span><text:span text:style-name="T43"><text:line-break/><text:line-break/></text:span><text:span text:style-name="T11">This tests the </text:span><text:span text:style-name="T12">Uninstall of the</text:span><text:span text:style-name="T11"> initial </text:span><text:span text:style-name="T16">User-Defined </text:span><text:span text:style-name="T4">Installation</text:span><text:span text:style-name="T11"> of the application</text:span><text:span text:style-name="T4">.<text:line-break/></text:span></text:p>
        </text:list-item>
        <text:list-item>
          <text:p text:style-name="P20">Launch the <text:span text:style-name="T1">Geek.exe </text:span>uninsataller.<text:line-break/></text:p>
        </text:list-item>
        <text:list-item>
          <text:p text:style-name="P20">Uninstall the <text:span text:style-name="T1">TMV7A version 2.0.0</text:span> application.<text:line-break/></text:p>
        </text:list-item>
        <text:list-item>
          <text:p text:style-name="P24"><text:span text:style-name="T23">Ensure the folder </text:span><text:span text:style-name="T25">C:\TMV7A_1 </text:span><text:span text:style-name="T23">and </text:span><text:span text:style-name="T24">all sub-folders</text:span><text:span text:style-name="T23"> have been removed.<text:tab/><text:tab/><text:tab/>_____<text:line-break/></text:span></text:p>
        </text:list-item>
      </text:list>
      <text:p text:style-name="P6"><text:span text:style-name="T26">INITIAL </text:span><text:span text:style-name="T27">DEFAULT</text:span><text:span text:style-name="T26"> </text:span><text:span text:style-name="T28">INSTALLATION</text:span><text:span text:style-name="T23"><text:line-break/><text:line-break/></text:span><text:span text:style-name="T18">This </text:span><text:span text:style-name="T21">procedure </text:span><text:span text:style-name="T18">tests the initial </text:span><text:span text:style-name="T19">Installation</text:span><text:span text:style-name="T18"> of the application </text:span><text:span text:style-name="T19">in </text:span><text:span text:style-name="T22">a user-defined</text:span><text:span text:style-name="T20"> location with no previous installation present.<text:line-break/></text:span></text:p>
      <text:list xml:id="list104337457184662" text:continue-numbering="true" text:style-name="L1">
        <text:list-item>
          <text:p text:style-name="P21"><text:span text:style-name="T39">Run the </text:span><text:span text:style-name="T56">Setup.exe</text:span><text:span text:style-name="T39"> application and select the following buttons:<text:line-break/><text:line-break/></text:span><text:span text:style-name="T56">&lt;Next&gt;<text:line-break/>&lt;Next&gt;<text:line-break/>&lt;Next&gt;<text:line-break/>Select the “Create a dsektop icon” Checkbox<text:line-break/>&lt;Next&gt;<text:line-break/>&lt;Install&gt;<text:line-break/>&lt;Finish&gt;</text:span><text:span text:style-name="T39"><text:line-break/></text:span></text:p>
        </text:list-item>
        <text:list-item>
          <text:p text:style-name="P22"><text:span text:style-name="T39">Respond to</text:span><text:span text:style-name="T56"> all TMV7A prompts</text:span><text:span text:style-name="T39"> to install the application.<text:line-break/></text:span></text:p>
        </text:list-item>
        <text:list-item>
          <text:p text:style-name="P22"><text:span text:style-name="T39">Ensure the</text:span><text:span text:style-name="T56"> TMV7A a</text:span><text:span text:style-name="T39">pplication is launched.<text:tab/><text:tab/><text:tab/><text:tab/><text:tab/><text:tab/><text:tab/>_____<text:line-break/></text:span></text:p>
        </text:list-item>
        <text:list-item>
          <text:p text:style-name="P23"><text:span text:style-name="T39">Close the </text:span><text:span text:style-name="T15">TMV7A</text:span><text:span text:style-name="T39"> application.<text:line-break/><text:line-break/></text:span></text:p>
          <text:p text:style-name="P19">END OF TEST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1" style:next-style-name="Left_20_Page"/>
    <style:master-page style:name="Left_20_Page" style:display-name="Left Page" style:page-layout-name="Mpm2" style:next-style-name="Right_20_Page">
      <style:footer>
        <text:p text:style-name="MP1"><text:title>KENMEM.EXE Software Test Procedures Vol 2-1 Program Installation</text:title> <text:user-defined style:data-style-name="N0" text:name="Version">Ver 1.0.0</text:user-defined> <text:s text:c="3"/>Page <text:page-number text:select-page="current">4</text:page-number> of <text:page-count>5</text:page-count> <text:s text:c="46"/>Modified <text:modification-date style:data-style-name="N75">4 Apr 2016</text:modification-date></text:p>
      </style:footer>
    </style:master-page>
    <style:master-page style:name="Right_20_Page" style:display-name="Right Page" style:page-layout-name="Mpm3" style:next-style-name="Left_20_Page">
      <style:footer>
        <text:p text:style-name="MP1"><text:title>KENMEM.EXE Software Test Procedures Vol 2-1 Program Installation</text:title> <text:user-defined style:data-style-name="N0" text:name="Version">Ver 1.0.0</text:user-defined> <text:s text:c="4"/>Page <text:page-number text:select-page="current">5</text:page-number> of <text:page-count>5</text:page-count> <text:s text:c="63"/><text:modification-date style:data-style-name="N75">4 Apr 2016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title>KENMEM.EXE Software Test Procedures Vol 2-1 Program Installation</dc:title>
    <meta:initial-creator>Hew Lines</meta:initial-creator>
    <meta:creation-date>2008-12-11T08:27:04</meta:creation-date>
    <dc:date>2016-04-04T10:43:36.937000000</dc:date>
    <meta:printed-by>Alix Day</meta:printed-by>
    <meta:print-date>2012-05-30T13:54:23.560000000</meta:print-date>
    <meta:editing-cycles>94</meta:editing-cycles>
    <meta:editing-duration>PT8H35M35S</meta:editing-duration>
    <meta:document-statistic meta:table-count="0" meta:image-count="0" meta:object-count="0" meta:page-count="5" meta:paragraph-count="75" meta:word-count="690" meta:character-count="4772" meta:non-whitespace-character-count="3807"/>
    <meta:user-defined meta:name="Info 1"/>
    <meta:user-defined meta:name="Info 3"/>
    <meta:user-defined meta:name="Info 4"/>
    <meta:user-defined meta:name="Version">Ver 1.0.0</meta:user-defined>
  </office:meta>
</office:document-meta>
</file>